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sans" svg:font-family="Lucidasans"/>
    <style:font-face style:name="Mangal1" svg:font-family="Mangal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8.002cm" fo:margin-left="0cm" style:page-number="auto" table:align="left" style:writing-mode="lr-tb"/>
    </style:style>
    <style:style style:name="Table1.A" style:family="table-column">
      <style:table-column-properties style:column-width="9.00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cm" fo:border="none">
        <style:background-image/>
      </style:table-cell-properties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6.001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9" style:family="paragraph" style:parent-style-name="Standard">
      <style:paragraph-properties fo:text-align="end" style:justify-single-word="false"/>
      <style:text-properties fo:color="#000000" fo:font-size="10pt" style:font-size-asian="10pt" style:font-size-complex="10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0pt" fo:font-style="normal" style:font-name-asian="Courier10 BT" style:font-size-asian="10pt" style:font-style-asian="normal" style:font-name-complex="Courier10 BT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text-position="0% 100%" fo:font-size="10pt" fo:font-style="normal" style:font-name-asian="Courier10 BT" style:font-size-asian="10pt" style:font-style-asian="normal" style:font-name-complex="Courier10 BT" style:font-size-complex="10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-complex="Courier10 BT"/>
    </style:style>
    <style:style style:name="P16" style:family="paragraph" style:parent-style-name="Table_20_Contents">
      <style:paragraph-properties fo:text-align="justify" style:justify-single-word="false"/>
      <style:text-properties fo:font-size="9pt" style:font-size-asian="9pt" style:font-name-complex="Courier10 BT" style:font-size-complex="9pt"/>
    </style:style>
    <style:style style:name="T1" style:family="text">
      <style:text-properties fo:color="#000000" fo:font-size="10pt" style:font-size-asian="10pt" style:font-size-complex="10pt" style:font-style-complex="italic"/>
    </style:style>
    <style:style style:name="T2" style:family="text">
      <style:text-properties fo:color="#000000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italic" style:font-style-asian="italic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Standard"><text:span text:style-name="T1">Jan Bełczącki </text:span><text:span text:style-name="T4"><text:tab/></text:span><text:span text:style-name="T1">180503</text:span></text:p>
            <text:p text:style-name="Standard"><text:span text:style-name="T1">Marcin Wawrzonowski</text:span><text:span text:style-name="T4"><text:tab/></text:span><text:span text:style-name="T1">180729</text:span></text:p>
          </table:table-cell>
          <table:table-cell table:style-name="Table1.A1" office:value-type="string">
            <text:p text:style-name="P1"><text:span text:style-name="T3">Rok akademicki </text:span><text:span text:style-name="T1">2013/14</text:span></text:p>
            <text:p text:style-name="P9">Środa, 12:30</text:p>
          </table:table-cell>
        </table:table-row>
      </table:table>
      <text:p text:style-name="P2"/>
      <text:p text:style-name="P14">METODY NUMERYCZNE – LABORATORIUM</text:p>
      <text:p text:style-name="P5">Zadanie <text:span text:style-name="T2">2 </text:span>– Rozwiązywanie układu N równań liniowych z N niewiadomymi</text:p>
      <text:p text:style-name="P3"/>
      <text:p text:style-name="P4">Opis rozwiązania</text:p>
      <text:p text:style-name="P7">W zadaniu zastosowano metodę eliminacji Gaussa. Metoda polega na przekształceniu rozwiązywanej macierzy w macierz trójkątną górną, za pomocą eliminowania współczynników znajdujących się pod diagonalą macierzy. Ważnym warunkiem jest to, aby pierwszy wyraz macierzy (<text:span text:style-name="T6">a</text:span><text:span text:style-name="T11">1,1</text:span><text:span text:style-name="T8">) </text:span><text:span text:style-name="T8">był różny od 0.</text:span></text:p>
      <text:p text:style-name="P7">Algorytm metody prezentuje się następująco:</text:p>
      <text:p text:style-name="P8"><text:span text:style-name="T9"><text:tab/>1. Mając układ przedstawiony w postaci macierzowej jako </text:span><text:span text:style-name="T9"><draw:frame draw:style-name="fr1" draw:name="Obiekt1" text:anchor-type="as-char" svg:y="-0.377cm" svg:width="1.88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dopisujemy do macierzy </text:span><text:span text:style-name="T7">A</text:span><text:span text:style-name="T8"> wyrazy wolne z macierzy </text:span><text:span text:style-name="T7">B</text:span><text:span text:style-name="T8">. </text:span><text:span text:style-name="T7">X</text:span><text:span text:style-name="T8"> jest macierzą (</text:span><text:span text:style-name="T8"><draw:frame draw:style-name="fr1" draw:name="Obiekt3" text:anchor-type="as-char" svg:y="-0.377cm" svg:width="0.995cm" svg:height="0.467cm" draw:z-index="1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8">) </text:span><text:span text:style-name="T7">n</text:span><text:span text:style-name="T8"> niewiadomych.</text:span></text:p>
      <text:p text:style-name="P8"><text:span text:style-name="T8"><text:tab/>2. </text:span><text:span text:style-name="T8">Rozpoczyna się etap eliminacji. Redukujemy wyrazy znajdujące się w kolumnie pod wyrazem </text:span><text:span text:style-name="T7">a</text:span><text:span text:style-name="T12">1,1. </text:span><text:span text:style-name="T14">Jeśli warunek opisany wyżej nie jest spełniony, musimy zamienić wiersze miejscami tak, aby wyraz </text:span><text:span text:style-name="T13">a</text:span><text:span text:style-name="T12">1,1</text:span><text:span text:style-name="T14"> był różny od 0. Redukcja odbywa się poprzez dodanie kolejnych elementów wiersza pierwszego przemnożonych przez </text:span><text:span text:style-name="T14"><draw:frame draw:style-name="fr1" draw:name="Obiekt2" text:anchor-type="as-char" svg:y="-0.683cm" svg:width="1.127cm" svg:height="1.12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4">.</text:span></text:p>
      <text:p text:style-name="P13"><text:tab/>3. Powtarzamy powyższe postępowanie dla każdego wiersza, stosując zmienione wartości w macierzy w wyniku powyższego mnożenia.</text:p>
      <text:p text:style-name="P8"><text:span text:style-name="T14"><text:tab/>4. </text:span><text:span text:style-name="T14"><text:s/>Po doprowadzeniu macierzy do postaci schodkowej, należy przystąpić do obliczania rekurencyjnie niewiadomych </text:span><text:span text:style-name="T13">x</text:span><text:span text:style-name="T12">i.</text:span></text:p>
      <text:p text:style-name="P12"><text:s/></text:p>
      <text:p text:style-name="P10">Wyniki</text:p>
      <text:p text:style-name="P6"/>
      <text:p text:style-name="P6">W poniższej tabeli zaprezentowane zostały wyniki uzyskane przez program dla konkretnych przykładów macierzy, różnych od przykładowych, zamieszczonych w instrukcji do zadania. Przyjmujemy, że ostatnia kolumna macierzy podanej w tabeli jest kolumną wyrazów wolnych. Wszystkie testy poza ostatnim przeprowadzane są przy dokładności epsilon = 0.000001.</text:p>
      <text:p text:style-name="P1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Macierz</text:p>
          </table:table-cell>
          <table:table-cell table:style-name="Table2.A1" office:value-type="string">
            <text:p text:style-name="P15">Wynik obliczony w programie</text:p>
          </table:table-cell>
          <table:table-cell table:style-name="Table2.C1" office:value-type="string">
            <text:p text:style-name="P15">Wynik oczekiwany</text:p>
          </table:table-cell>
        </table:table-row>
        <table:table-row>
          <table:table-cell table:style-name="Table2.A2" office:value-type="string">
            <text:p text:style-name="P16">4 <text:s/>2 4 2 8</text:p>
            <text:p text:style-name="P16">3 <text:s/>1 4 2 7</text:p>
            <text:p text:style-name="P16">2 <text:s/>4 2 1 10</text:p>
            <text:p text:style-name="P16">2 -2 4 2 2</text:p>
          </table:table-cell>
          <table:table-cell table:style-name="Table2.A2" office:value-type="string">
            <text:p text:style-name="P16">x<text:span text:style-name="T10">1</text:span> = 1</text:p>
            <text:p text:style-name="P16">x<text:span text:style-name="T10">2</text:span> = 2</text:p>
            <text:p text:style-name="P16">x<text:span text:style-name="T10">3</text:span> = 3</text:p>
            <text:p text:style-name="P16">x<text:span text:style-name="T10">4</text:span> = 2</text:p>
          </table:table-cell>
          <table:table-cell table:style-name="Table2.C2" office:value-type="string">
            <text:p text:style-name="P16">x<text:span text:style-name="T10">1</text:span> = 1</text:p>
            <text:p text:style-name="P16">x<text:span text:style-name="T10">2</text:span> = 2</text:p>
            <text:p text:style-name="P16">x<text:span text:style-name="T10">3</text:span> = 3</text:p>
            <text:p text:style-name="P16">x<text:span text:style-name="T10">4</text:span> = 2</text:p>
          </table:table-cell>
        </table:table-row>
        <table:table-row>
          <table:table-cell table:style-name="Table2.A2" office:value-type="string">
            <text:p text:style-name="P16">2 <text:s/>1 -1 <text:s/>1 <text:s/>1</text:p>
            <text:p text:style-name="P16">3 -2 <text:s/>2 -3 <text:s/>2</text:p>
            <text:p text:style-name="P16">5 <text:s/>1 -1 <text:s/>2 -1</text:p>
            <text:p text:style-name="P16">2 -1 <text:s/>1 -3 <text:s/>4</text:p>
          </table:table-cell>
          <table:table-cell table:style-name="Table2.A2" office:value-type="string">
            <text:p text:style-name="P16">Układ sprzeczny.</text:p>
            <text:p text:style-name="P16">Operacja nie powiodła się.</text:p>
          </table:table-cell>
          <table:table-cell table:style-name="Table2.C2" office:value-type="string">
            <text:p text:style-name="P16">układ sprzeczny</text:p>
          </table:table-cell>
        </table:table-row>
        <table:table-row>
          <table:table-cell table:style-name="Table2.A2" office:value-type="string">
            <text:p text:style-name="P16">2 1 -1 0</text:p>
            <text:p text:style-name="P16">3 2 <text:s/>1 3</text:p>
            <text:p text:style-name="P16">1 1 <text:s/>2 3</text:p>
          </table:table-cell>
          <table:table-cell table:style-name="Table2.A2" office:value-type="string">
            <text:p text:style-name="P16">Układ nieoznaczony.</text:p>
            <text:p text:style-name="P16">Operacja nie powiodła się.</text:p>
          </table:table-cell>
          <table:table-cell table:style-name="Table2.C2" office:value-type="string">
            <text:p text:style-name="P16">układ nieoznaczony</text:p>
          </table:table-cell>
        </table:table-row>
        <table:table-row>
          <table:table-cell table:style-name="Table2.A2" office:value-type="string">
            <text:p text:style-name="P16">0 0 1 3</text:p>
            <text:p text:style-name="P16">1 0 0 7</text:p>
            <text:p text:style-name="P16">0 1 0 5</text:p>
          </table:table-cell>
          <table:table-cell table:style-name="Table2.A2" office:value-type="string">
            <text:p text:style-name="P16">x<text:span text:style-name="T10">1</text:span> = 7</text:p>
            <text:p text:style-name="P16">x<text:span text:style-name="T10">2</text:span> = 5</text:p>
            <text:p text:style-name="P16">x<text:span text:style-name="T10">3</text:span> = 3</text:p>
            <text:p text:style-name="P16">W tym wypadku warto zauważyć, iż a<text:span text:style-name="T10">(1,1)</text:span> = 0, więc program przed przystąpieniem do realizacji algorytmu musi odpowiednio przestawić wiersze.</text:p>
          </table:table-cell>
          <table:table-cell table:style-name="Table2.C2" office:value-type="string">
            <text:p text:style-name="P16">x<text:span text:style-name="T10">1</text:span> = 7</text:p>
            <text:p text:style-name="P16">x<text:span text:style-name="T10">2</text:span> = 5</text:p>
            <text:p text:style-name="P16">x<text:span text:style-name="T10">3</text:span> = 3</text:p>
          </table:table-cell>
        </table:table-row>
        <table:table-row>
          <table:table-cell table:style-name="Table2.A2" office:value-type="string">
            <text:p text:style-name="P16">1 2 1 -1 1 2 1 -1 100</text:p>
            <text:p text:style-name="P16">5 -20 1 2 -1 2 1 -1 -40</text:p>
            <text:p text:style-name="P16">1 -1 100 2 -1 20 1 -1 6</text:p>
            <text:p text:style-name="P16">0 8 1 -7 -1 3 3 1 8</text:p>
            <text:p text:style-name="P16">5 -1 0.2 2 -1 2 -60 -1 -40</text:p>
            <text:p text:style-name="P16">3 3 1 2 -1 2 1 -1 12</text:p>
            <text:p text:style-name="P16">5 0 1 2 -1 2 7.125 -1 -0.125</text:p>
            <text:p text:style-name="P16">1 1 1 2 -1 2 1 -1 6.6</text:p>
          </table:table-cell>
          <table:table-cell table:style-name="Table2.A2" office:value-type="string">
            <text:p text:style-name="P16"><text:s text:c="3"/>Dla epsilon = 0.000001</text:p>
            <text:p text:style-name="P16">x<text:span text:style-name="T10">1</text:span> = 0.484</text:p>
            <text:p text:style-name="P16">x<text:span text:style-name="T10">2</text:span> = 2.296</text:p>
            <text:p text:style-name="P16">x<text:span text:style-name="T10">3</text:span> = 129.784</text:p>
            <text:p text:style-name="P16">x<text:span text:style-name="T10">4</text:span> = -424.621</text:p>
            <text:p text:style-name="P16">x<text:span text:style-name="T10">5</text:span> = -591.38</text:p>
            <text:p text:style-name="P16">x<text:span text:style-name="T10">6</text:span> = -713.591</text:p>
            <text:p text:style-name="P16">x<text:span text:style-name="T10">7</text:span> = -0.986939</text:p>
            <text:p text:style-name="P16">x<text:span text:style-name="T10">8</text:span> = -1560.15</text:p>
            <text:p text:style-name="P16"><text:s text:c="3"/>Dla epsilon = 0.01 </text:p>
            <text:p text:style-name="P16">Układ sprzeczny. Operacja nie powiodła się.</text:p>
            <text:p text:style-name="P16">Jest to spowodowane tym, że wyliczany element macierzy jest mniejszy niż przyjęty epsilon.</text:p>
          </table:table-cell>
          <table:table-cell table:style-name="Table2.C2" office:value-type="string">
            <text:p text:style-name="P16">x<text:span text:style-name="T10">1</text:span> = 0.484</text:p>
            <text:p text:style-name="P16">x<text:span text:style-name="T10">2</text:span> = 2.296</text:p>
            <text:p text:style-name="P16">x<text:span text:style-name="T10">3</text:span> = 129.784</text:p>
            <text:p text:style-name="P16">x<text:span text:style-name="T10">4</text:span> = -424.621</text:p>
            <text:p text:style-name="P16">x<text:span text:style-name="T10">5</text:span> = -591.38</text:p>
            <text:p text:style-name="P16">x<text:span text:style-name="T10">6</text:span> = -713.591</text:p>
            <text:p text:style-name="P16">x<text:span text:style-name="T10">7</text:span> = -0.986939</text:p>
            <text:p text:style-name="P16">x<text:span text:style-name="T10">8</text:span> = -1560.15</text:p>
          </table:table-cell>
        </table:table-row>
      </table:table>
      <text:p text:style-name="P11"/>
      <text:p text:style-name="P11"/>
      <text:p text:style-name="P11"/>
      <text:p text:style-name="P11"/>
      <text:p text:style-name="P10"><text:soft-page-break/>Wnioski</text:p>
      <text:p text:style-name="P11"/>
      <text:p text:style-name="P11">Testy wykazały, iż program działa poprawnie dla wszystkich trzech przypadków macierzy (oznaczona, nieoznaczona i sprzeczna). Dla niskich wartości epsilon i rozbudowanych macierzy możliwe jest spowodowanie sytuacji, w której układ oznaczony zostanie uznany za sprzeczny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sans" svg:font-family="Lucidasans"/>
    <style:font-face style:name="Mangal1" svg:font-family="Mangal"/>
    <style:font-face style:name="StarSymbol" svg:font-family="StarSymbol" style:font-family-generic="roman" style:font-pitch="variable"/>
    <style:font-face style:name="Tahoma" svg:font-family="Tahoma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Courier10 BT" svg:font-family="'Courier10 BT'" style:font-family-generic="system" style:font-pitch="variable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Times New Roman" fo:font-size="10pt" fo:language="pl" fo:country="PL" style:letter-kerning="tru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Thorndale AMT" fo:font-size="12pt" style:font-name-asian="Albany AM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 style:default-outline-level="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1" style:font-size-asian="9pt" style:font-name-complex="StarSymbol1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kst_20_dymka_20_Znak" style:display-name="Tekst dymka Znak" style:family="text" style:parent-style-name="Default_20_Paragraph_20_Font">
      <style:text-properties style:font-name="Tahoma" fo:font-size="8pt" style:font-name-asian="Albany AMT" style:font-size-asian="8pt" style:font-name-complex="Tahoma1" style:font-size-complex="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6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5</meta:editing-cycles>
    <meta:print-date>1601-01-01T00:00:00</meta:print-date>
    <meta:creation-date>2014-03-23T18:50:00</meta:creation-date>
    <dc:date>2014-04-08T22:28:44.76</dc:date>
    <meta:editing-duration>PT2H45M4S</meta:editing-duration>
    <meta:generator>OpenOffice.org/3.4.1$Win32 OpenOffice.org_project/341m1$Build-9593</meta:generator>
    <meta:document-statistic meta:table-count="2" meta:image-count="0" meta:object-count="3" meta:page-count="2" meta:paragraph-count="84" meta:word-count="546" meta:character-count="29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row>
          <mi>A</mi>
          <mo stretchy="false">×</mo>
          <mi>X</mi>
        </mrow>
        <mo stretchy="false">=</mo>
        <mi>B</mi>
      </mrow>
    </mrow>
    <annotation encoding="StarMath 5.0">A times X = B</annotation>
  </semantics>
</math>
</file>

<file path=Object 2/content.xml><?xml version="1.0" encoding="utf-8"?>
<math xmlns="http://www.w3.org/1998/Math/MathML">
  <semantics>
    <mrow>
      <mfrac>
        <mrow>
          <mrow>
            <mo stretchy="false">−</mo>
            <msub>
              <mi>a</mi>
              <mrow>
                <mi>i</mi>
                <mn>,1</mn>
              </mrow>
            </msub>
          </mrow>
        </mrow>
        <mrow>
          <msub>
            <mi>a</mi>
            <mrow>
              <mn>1,1</mn>
            </mrow>
          </msub>
        </mrow>
      </mfrac>
    </mrow>
    <annotation encoding="StarMath 5.0">{- a_{i,1}} over {a_{1,1}} </annotation>
  </semantics>
</math>
</file>

<file path=Object 3/content.xml><?xml version="1.0" encoding="utf-8"?>
<math xmlns="http://www.w3.org/1998/Math/MathML">
  <semantics>
    <mrow>
      <mrow>
        <mi>n</mi>
        <mo stretchy="false">×</mo>
        <mn>1</mn>
      </mrow>
    </mrow>
    <annotation encoding="StarMath 5.0">n times 1</annotation>
  </semantics>
</math>
</file>